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line-height-at-least="0.503cm"/>
      <style:text-properties fo:color="#d4d4d4" style:font-name="Consolas" fo:font-size="10.5pt" fo:font-weight="normal" fo:background-color="#1e1e1e"/>
    </style:style>
    <style:style style:name="P2" style:family="paragraph" style:parent-style-name="Standard">
      <style:paragraph-properties style:line-height-at-least="0.503cm"/>
      <style:text-properties fo:color="#d4d4d4" fo:background-color="#1e1e1e"/>
    </style:style>
    <style:style style:name="P3" style:family="paragraph" style:parent-style-name="Standard">
      <style:text-properties officeooo:rsid="0016239c" officeooo:paragraph-rsid="0016239c"/>
    </style:style>
    <style:style style:name="P4" style:family="paragraph">
      <style:paragraph-properties style:writing-mode="lr-tb"/>
      <style:text-properties officeooo:rsid="0016239c" officeooo:paragraph-rsid="0016239c"/>
    </style:style>
    <style:style style:name="T1" style:family="text">
      <style:text-properties style:font-name="Consolas" fo:font-size="10.5pt" fo:font-weight="normal"/>
    </style:style>
    <style:style style:name="T2" style:family="text">
      <style:text-properties fo:color="#000000" style:font-name="Consolas" fo:font-size="10.5pt" fo:font-weight="normal" officeooo:rsid="0016239c" fo:background-color="#1e1e1e" loext:char-shading-value="0"/>
    </style:style>
    <style:style style:name="T3" style:family="text">
      <style:text-properties fo:color="#d4d4d4" style:font-name="Consolas" fo:font-size="10.5pt" fo:font-weight="normal" officeooo:rsid="0016239c" fo:background-color="#1e1e1e"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PPING GEL O ACRILICO:</text:p>
      <text:p text:style-name="P2">        <text:span text:style-name="T1">Consiste en acplicar una capa fina de material de construcción sobre la uña natural, reforzándola para que pueda crecer la uña sin quebrarse, no da largo ni forma (aunque se pueden reconstruir puntas y pequeños quiebres). También incluye manicuría, se puede hacer diseño, nail art y encapsulados.</text:span></text:p>
      <text:p text:style-name="P2">        <text:span text:style-name="T1">La duración es de 15 a 21 días. Ideal para quienes buscan que crezcan sus uñas naturales largas y fuertes.</text:span></text:p>
      <text:p text:style-name="P2"><text:span text:style-name="T1"/></text:p>
      <text:p>Consiste en aplicar una capa fina de material de contrsucción sobre la uña natural… Seguir leyendo</text:p>
      <text:p text:style-name="Standard"/>
      <text:p text:style-name="P2"> <text:span text:style-name="T1">ESCULPIDAS EN GEL O ACRILICO:</text:span></text:p>
      <text:p text:style-name="P2">        <text:span text:style-name="T1">Sistema de extensión de la uña natural, se construye la estructura en gel o acrilico con la ayuda de un molde, se puede dar el largo y forma deseado. También incluye manicuría, se pueden hacer multiples diseños, nail art y encapsulados. </text:span></text:p>
      <text:p text:style-name="P2">        <text:span text:style-name="T1">La duración es de 15 a 21 días. Ideal para quienes tienen uñas cortas y buscan tenerlas largas inmediatamente o para dejar de comerse las uñas. </text:span></text:p>
      <text:p text:style-name="P2">        <text:span text:style-name="T1">No realizamos trabajos de pedicuria ni belleza de pies.</text:span></text:p>
      <text:p text:style-name="P2"><text:span text:style-name="T1"/></text:p>
      <text:p text:style-name="P3">Sistema de extensión de la uña natural, se construye la estructura en gel o acrilico… Seguir leyendo</text:p>
      <text:p text:style-name="Standard"/>
      <text:p text:style-name="P1">ESMALTADO SEMIPERMANENTE:</text:p>
      <text:p text:style-name="P2">        <text:span text:style-name="T1">Es un sistema de esmaltado sobre uña natural. Incluye manicuría y son de larga duración, de 15 a 21 días, y se puede realizar diseños y nail art. Ideal para quienes quieren tener las uñas prolijas sin la preocupación de que se salte el esmalte.</text:span></text:p>
      <text:p text:style-name="P2"><text:span text:style-name="T1"/></text:p>
      <text:p text:style-name="P3">Es un sistema de esmaltado sobre uña natural… Seguir leyen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06T16:23:51.793000000</meta:creation-date>
    <dc:date>2022-10-06T16:27:34.773000000</dc:date>
    <meta:editing-duration>PT3M43S</meta:editing-duration>
    <meta:editing-cycles>1</meta:editing-cycles>
    <meta:document-statistic meta:table-count="0" meta:image-count="0" meta:object-count="0" meta:page-count="1" meta:paragraph-count="12" meta:word-count="242" meta:character-count="1466" meta:non-whitespace-character-count="1185"/>
    <meta:generator>Neat_Office/6.2.8.2$Windows_x86 LibreOffice_project/</meta:generator>
  </office:meta>
</office:document-meta>
</file>